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6140"/>
    </style:style>
    <style:style style:name="T1" style:family="text">
      <style:text-properties officeooo:rsid="000e9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/>
      <text:p text:style-name="Standard">#define RESET <text:s text:c="2"/>"\033[0m"</text:p>
      <text:p text:style-name="Standard">#define RED <text:s text:c="4"/>"\033[1;31m"</text:p>
      <text:p text:style-name="Standard">#define YELLOW <text:s/>"\033[1;33m"</text:p>
      <text:p text:style-name="Standard">#define WHITE <text:s text:c="2"/>"\033[1;37m"</text:p>
      <text:p text:style-name="Standard">int max(int x,int y) {</text:p>
      <text:p text:style-name="Standard"><text:s/>if (x&gt;=y) return x;</text:p>
      <text:p text:style-name="Standard"><text:s text:c="2"/>else return y;</text:p>
      <text:p text:style-name="Standard">}</text:p>
      <text:p text:style-name="Standard">int sign(int x) {</text:p>
      <text:p text:style-name="Standard"><text:s text:c="2"/>if (x&gt;0) return 1;</text:p>
      <text:p text:style-name="Standard"><text:s text:c="3"/>else if (x=0) return 0;</text:p>
      <text:p text:style-name="Standard"><text:s text:c="4"/>else return -1;</text:p>
      <text:p text:style-name="Standard">}</text:p>
      <text:p text:style-name="Standard">int min(int x,int y) {</text:p>
      <text:p text:style-name="Standard"><text:s/>if (x&lt;=y) return x;</text:p>
      <text:p text:style-name="Standard"><text:s text:c="2"/>else return y;</text:p>
      <text:p text:style-name="Standard">}</text:p>
      <text:p text:style-name="Standard">int module(int x) {</text:p>
      <text:p text:style-name="Standard"><text:s text:c="2"/>if (x&gt;0) return x;</text:p>
      <text:p text:style-name="Standard"><text:s text:c="3"/>else</text:p>
      <text:p text:style-name="Standard"><text:s text:c="4"/>return x*(-1);</text:p>
      <text:p text:style-name="Standard">}</text:p>
      <text:p text:style-name="Standard">int mod(int x, int y) {</text:p>
      <text:p text:style-name="Standard"><text:s text:c="2"/>if (x*y&lt;0) return (x%y+y);</text:p>
      <text:p text:style-name="Standard"><text:s text:c="3"/>else return x%y;</text:p>
      <text:p text:style-name="Standard">} </text:p>
      <text:p text:style-name="Standard">int main() {</text:p>
      <text:p text:style-name="Standard"><text:s text:c="2"/>int i=8,j=15,l=10,k=0, I,J,L;</text:p>
      <text:p text:style-name="Standard"><text:s text:c="2"/>printf("k=%d <text:s text:c="2"/>",k);</text:p>
      <text:p text:style-name="Standard"><text:s text:c="2"/>printf("i[%d]=%d <text:s text:c="2"/>",k,i);</text:p>
      <text:p text:style-name="Standard"><text:s text:c="2"/>printf("j[%d]=%d <text:s text:c="2"/>",k,j);</text:p>
      <text:p text:style-name="Standard"><text:s text:c="2"/>printf("l[%d]=%d <text:s text:c="2"/>",k,l);</text:p>
      <text:p text:style-name="Standard"><text:s text:c="2"/>if (i&gt;=-10 &amp;&amp; i+j-10&lt;=0 &amp;&amp; -i+j-10&gt;=0) {printf("%sПопала%s \n", YELLOW, RESET); return 0;}</text:p>
      <text:p text:style-name="Standard"><text:s text:c="4"/>else printf("%sНе попала%s \n", RED, RESET);</text:p>
      <text:p text:style-name="Standard"><text:s text:c="2"/>for (k=0; k&lt;50; k++) {</text:p>
      <text:p text:style-name="Standard"><text:s text:c="2"/>I=mod(( <text:s text:c="3"/>(mod( <text:s/>(i+j) , (module(min(j-l,l-k))+1) <text:s text:c="2"/>)-k) <text:s text:c="4"/>) , 20) - 10;</text:p>
      <text:p text:style-name="Standard"><text:s text:c="2"/>J=max((i+j)/(2+sign(j*l-i*k)),(j+l)/(2+sign(i*j-l*k)))-10;</text:p>
      <text:p text:style-name="Standard"><text:s text:c="2"/>L=mod((max(i,j)*min(i,l)),30);</text:p>
      <text:p text:style-name="Standard"><text:s text:c="2"/>i=I;</text:p>
      <text:p text:style-name="Standard"><text:s text:c="2"/>j=J;</text:p>
      <text:p text:style-name="Standard"><text:s text:c="2"/>l=L;</text:p>
      <text:p text:style-name="Standard"><text:s text:c="2"/>printf("k=%d <text:s text:c="2"/>",k+1);</text:p>
      <text:p text:style-name="Standard"><text:s text:c="2"/>printf("i[%d]=%d <text:s text:c="2"/>",k+1,i);</text:p>
      <text:p text:style-name="Standard"><text:s text:c="2"/>printf("j[%d]=%d <text:s text:c="2"/>",k+1,j);</text:p>
      <text:p text:style-name="Standard"><text:s text:c="2"/>printf("l[%d]=%d <text:s text:c="2"/>",k+1,l);</text:p>
      <text:p text:style-name="Standard"><text:s text:c="2"/>if (i&gt;=-10 &amp;&amp; i+j-10&lt;=0 &amp;&amp; -i+j-10&gt;=0) {printf("%sПопала%s \n", YELLOW, RESET); break;}</text:p>
      <text:p text:style-name="Standard"><text:s text:c="4"/>else printf("%sНе попала%s \n", RED, RESET);</text:p>
      <text:p text:style-name="Standard">}</text:p>
      <text:p text:style-name="Standard"><text:s text:c="5"/>return 0;<text:span text:style-name="T1">}</text:span></text:p>
      <text:p text:style-name="Standard"><text:soft-page-break/>igor@igor-Aspire-A315-53G:~/Рабочий стол/L09$ cat Ab4.c</text:p>
      <text:p text:style-name="Standard">#include &lt;stdio.h&gt;</text:p>
      <text:p text:style-name="Standard"/>
      <text:p text:style-name="Standard">#define RESET <text:s text:c="2"/>"\033[0m"</text:p>
      <text:p text:style-name="Standard">#define RED <text:s text:c="4"/>"\033[1;31m"</text:p>
      <text:p text:style-name="Standard">#define YELLOW <text:s/>"\033[1;33m"</text:p>
      <text:p text:style-name="Standard">#define WHITE <text:s text:c="2"/>"\033[1;37m"</text:p>
      <text:p text:style-name="Standard"/>
      <text:p text:style-name="Standard">int max(int x,int y) {</text:p>
      <text:p text:style-name="Standard"><text:s/>if (x&gt;=y) return x;</text:p>
      <text:p text:style-name="Standard"><text:s text:c="2"/>else return y;</text:p>
      <text:p text:style-name="Standard">}</text:p>
      <text:p text:style-name="Standard">int sign(int x) {</text:p>
      <text:p text:style-name="Standard"><text:s text:c="2"/>if (x&gt;0) return 1;</text:p>
      <text:p text:style-name="Standard"><text:s text:c="3"/>else if (x=0) return 0;</text:p>
      <text:p text:style-name="Standard"><text:s text:c="4"/>else return -1;</text:p>
      <text:p text:style-name="Standard">}</text:p>
      <text:p text:style-name="Standard">int min(int x,int y) {</text:p>
      <text:p text:style-name="Standard"><text:s/>if (x&lt;=y) return x;</text:p>
      <text:p text:style-name="Standard"><text:s text:c="2"/>else return y;</text:p>
      <text:p text:style-name="Standard">}</text:p>
      <text:p text:style-name="Standard">int module(int x) {</text:p>
      <text:p text:style-name="Standard"><text:s text:c="2"/>if (x&gt;0) return x;</text:p>
      <text:p text:style-name="Standard"><text:s text:c="3"/>else</text:p>
      <text:p text:style-name="Standard"><text:s text:c="4"/>return x*(-1);</text:p>
      <text:p text:style-name="Standard">}</text:p>
      <text:p text:style-name="Standard">int mod(int x, int y) {</text:p>
      <text:p text:style-name="Standard"><text:s text:c="2"/>if (x*y&lt;0) return (x%y+y);</text:p>
      <text:p text:style-name="Standard"><text:s text:c="3"/>else return x%y;</text:p>
      <text:p text:style-name="Standard">} </text:p>
      <text:p text:style-name="Standard">int main() {</text:p>
      <text:p text:style-name="Standard"><text:s text:c="2"/>int i=8,j=15,l=10,k=0, I,J,L;</text:p>
      <text:p text:style-name="Standard"><text:s text:c="2"/>printf("k=%d <text:s text:c="2"/>",k);</text:p>
      <text:p text:style-name="Standard"><text:s text:c="2"/>printf("i[%d]=%d <text:s text:c="2"/>",k,i);</text:p>
      <text:p text:style-name="Standard"><text:s text:c="2"/>printf("j[%d]=%d <text:s text:c="2"/>",k,j);</text:p>
      <text:p text:style-name="Standard"><text:s text:c="2"/>printf("l[%d]=%d <text:s text:c="2"/>",k,l);</text:p>
      <text:p text:style-name="Standard"><text:s text:c="2"/>if (i&gt;=-10 &amp;&amp; i+j-10&lt;=0 &amp;&amp; -i+j-10&gt;=0) {printf("%sПопала%s \n", YELLOW, RESET); return 0;}</text:p>
      <text:p text:style-name="Standard"><text:s text:c="4"/>else printf("%sНе попала%s \n", RED, RESET);</text:p>
      <text:p text:style-name="Standard"/>
      <text:p text:style-name="Standard"><text:s text:c="2"/>for (k=0; k&lt;50; k++) {</text:p>
      <text:p text:style-name="Standard"><text:s text:c="2"/>I=mod(( <text:s text:c="3"/>(mod( <text:s/>(i+j) , (module(min(j-l,l-k))+1) <text:s text:c="2"/>)-k) <text:s text:c="4"/>) , 20) - 10;</text:p>
      <text:p text:style-name="Standard"><text:s text:c="2"/>J=max((i+j)/(2+sign(j*l-i*k)),(j+l)/(2+sign(i*j-l*k)))-10;</text:p>
      <text:p text:style-name="Standard"><text:s text:c="2"/>L=mod((max(i,j)*min(i,l)),30);</text:p>
      <text:p text:style-name="Standard"><text:s text:c="2"/>i=I;</text:p>
      <text:p text:style-name="Standard"><text:s text:c="2"/>j=J;</text:p>
      <text:p text:style-name="Standard"><text:s text:c="2"/>l=L;</text:p>
      <text:p text:style-name="Standard"><text:s text:c="2"/>printf("k=%d <text:s text:c="2"/>",k+1);</text:p>
      <text:p text:style-name="Standard"><text:s text:c="2"/>printf("i[%d]=%d <text:s text:c="2"/>",k+1,i);</text:p>
      <text:p text:style-name="Standard"><text:s text:c="2"/>printf("j[%d]=%d <text:s text:c="2"/>",k+1,j);</text:p>
      <text:p text:style-name="Standard"><text:s text:c="2"/>printf("l[%d]=%d <text:s text:c="2"/>",k+1,l);</text:p>
      <text:p text:style-name="Standard"><text:s text:c="2"/>if (i&gt;=-10 &amp;&amp; i+j-10&lt;=0 &amp;&amp; -i+j-10&gt;=0) {printf("%sПопала%s \n", YELLOW, RESET); break;}</text:p>
      <text:p text:style-name="Standard"><text:soft-page-break/><text:s text:c="4"/>else printf("%sНе попала%s \n", RED, RESET);</text:p>
      <text:p text:style-name="Standard">}</text:p>
      <text:p text:style-name="Standard"><text:s text:c="5"/>return 0;</text:p>
      <text:p text:style-name="P1">}</text:p>
      <text:p text:style-name="P1">igor@igor-Aspire-A315-53G:~/Рабочий стол/L09$ gcc Ab4.c</text:p>
      <text:p text:style-name="Standard">igor@igor-Aspire-A315-53G:~/Рабочий стол/L09$ ./a.out</text:p>
      <text:p text:style-name="Standard">k=0 <text:s text:c="2"/>i[0]=8 <text:s text:c="2"/>j[0]=15 <text:s text:c="2"/>l[0]=10 <text:s text:c="2"/>Не попала </text:p>
      <text:p text:style-name="Standard">k=1 <text:s text:c="2"/>i[1]=-5 <text:s text:c="2"/>j[1]=-2 <text:s text:c="2"/>l[1]=0 <text:s text:c="2"/>Не попала </text:p>
      <text:p text:style-name="Standard">k=2 <text:s text:c="2"/>i[2]=-9 <text:s text:c="2"/>j[2]=-10 <text:s text:c="2"/>l[2]=10 <text:s text:c="2"/>Не попала </text:p>
      <text:p text:style-name="Standard">k=3 <text:s text:c="2"/>i[3]=-10 <text:s text:c="2"/>j[3]=-10 <text:s text:c="2"/>l[3]=21 <text:s text:c="2"/>Не попала </text:p>
      <text:p text:style-name="Standard">k=4 <text:s text:c="2"/>i[4]=-1 <text:s text:c="2"/>j[4]=-7 <text:s text:c="2"/>l[4]=10 <text:s text:c="2"/>Не попала </text:p>
      <text:p text:style-name="Standard">k=5 <text:s text:c="2"/>i[5]=-4 <text:s text:c="2"/>j[5]=-7 <text:s text:c="2"/>l[5]=1 <text:s text:c="2"/>Не попала </text:p>
      <text:p text:style-name="Standard">k=6 <text:s text:c="2"/>i[6]=-8 <text:s text:c="2"/>j[6]=-12 <text:s text:c="2"/>l[6]=16 <text:s text:c="2"/>Не попала </text:p>
      <text:p text:style-name="Standard">k=7 <text:s text:c="2"/>i[7]=-7 <text:s text:c="2"/>j[7]=-6 <text:s text:c="2"/>l[7]=4 <text:s text:c="2"/>Не попала </text:p>
      <text:p text:style-name="Standard">k=8 <text:s text:c="2"/>i[8]=-8 <text:s text:c="2"/>j[8]=-10 <text:s text:c="2"/>l[8]=12 <text:s text:c="2"/>Не попала </text:p>
      <text:p text:style-name="Standard">k=9 <text:s text:c="2"/>i[9]=7 <text:s text:c="2"/>j[9]=-8 <text:s text:c="2"/>l[9]=4 <text:s text:c="2"/>Не попала </text:p>
      <text:p text:style-name="Standard">k=10 <text:s text:c="2"/>i[10]=-7 <text:s text:c="2"/>j[10]=-11 <text:s text:c="2"/>l[10]=28 <text:s text:c="2"/>Не попала </text:p>
      <text:p text:style-name="Standard">k=11 <text:s text:c="2"/>i[11]=2 <text:s text:c="2"/>j[11]=7 <text:s text:c="2"/>l[11]=19 <text:s text:c="2"/>Не попала </text:p>
      <text:p text:style-name="Standard">k=12 <text:s text:c="2"/>i[12]=8 <text:s text:c="2"/>j[12]=16 <text:s text:c="2"/>l[12]=14 <text:s text:c="2"/>Не попала </text:p>
      <text:p text:style-name="Standard">k=13 <text:s text:c="2"/>i[13]=-2 <text:s text:c="2"/>j[13]=20 <text:s text:c="2"/>l[13]=8 <text:s text:c="2"/>Не попала </text:p>
      <text:p text:style-name="Standard">k=14 <text:s text:c="2"/>i[14]=-3 <text:s text:c="2"/>j[14]=18 <text:s text:c="2"/>l[14]=20 <text:s text:c="2"/>Не попала </text:p>
      <text:p text:style-name="Standard">k=15 <text:s text:c="2"/>i[15]=-4 <text:s text:c="2"/>j[15]=28 <text:s text:c="2"/>l[15]=6 <text:s text:c="2"/>Не попала </text:p>
      <text:p text:style-name="Standard">k=16 <text:s text:c="2"/>i[16]=-1 <text:s text:c="2"/>j[16]=24 <text:s text:c="2"/>l[16]=8 <text:s text:c="2"/>Не попала </text:p>
      <text:p text:style-name="Standard">k=17 <text:s text:c="2"/>i[17]=-1 <text:s text:c="2"/>j[17]=22 <text:s text:c="2"/>l[17]=6 <text:s text:c="2"/>Не попала </text:p>
      <text:p text:style-name="Standard">k=18 <text:s text:c="2"/>i[18]=2 <text:s text:c="2"/>j[18]=18 <text:s text:c="2"/>l[18]=8 <text:s text:c="2"/>Не попала </text:p>
      <text:p text:style-name="Standard">k=19 <text:s text:c="2"/>i[19]=1 <text:s text:c="2"/>j[19]=16 <text:s text:c="2"/>l[19]=6 <text:s text:c="2"/>Не попала </text:p>
      <text:p text:style-name="Standard">k=20 <text:s text:c="2"/>i[20]=-6 <text:s text:c="2"/>j[20]=12 <text:s text:c="2"/>l[20]=16 <text:s text:c="2"/>Попала </text:p>
      <text:p text:style-name="Standard">igor@igor-Aspire-A315-53G:~/Рабочий стол/L09$</text:p>
      <text:p text:style-name="Standard"/>
      <text:p text:style-name="Standard"/>
      <text:p text:style-name="Standard"/>
      <text:p text:style-name="Standard"/>
      <text:p text:style-name="Standard">igor@igor-Aspire-A315-53G:~/Рабочий стол$ cat AA2.c</text:p>
      <text:p text:style-name="Standard">#include &lt;stdio.h&gt;</text:p>
      <text:p text:style-name="Standard"/>
      <text:p text:style-name="Standard">int main() {</text:p>
      <text:p text:style-name="Standard"><text:s/>int F=0;</text:p>
      <text:p text:style-name="Standard"><text:s/>int m,n,i,I=-1,j,J=-1,k,K=-1,I1,J1,K1;</text:p>
      <text:p text:style-name="Standard"><text:s/>printf("Введите m=");</text:p>
      <text:p text:style-name="Standard"><text:s/>scanf("%d",&amp;m);</text:p>
      <text:p text:style-name="Standard"><text:s/>printf("Введите n=");</text:p>
      <text:p text:style-name="Standard"><text:s/>scanf("%d",&amp;n);</text:p>
      <text:p text:style-name="Standard"><text:s/>printf("Введите i=");</text:p>
      <text:p text:style-name="Standard"><text:s/>scanf("%d",&amp;i);</text:p>
      <text:p text:style-name="Standard"><text:s/>printf("Введите j=");</text:p>
      <text:p text:style-name="Standard"><text:s/>scanf("%d",&amp;j);</text:p>
      <text:p text:style-name="Standard"><text:s/>printf("Введите k=");</text:p>
      <text:p text:style-name="Standard"><text:s/>scanf("%d",&amp;k);</text:p>
      <text:p text:style-name="Standard"><text:s/>I1=i;</text:p>
      <text:p text:style-name="Standard"><text:s/>J1=j;</text:p>
      <text:p text:style-name="Standard"><text:s/>K1=k;</text:p>
      <text:p text:style-name="P1"><text:s/>while (k&gt;0 &amp;&amp; k&lt;5) {</text:p>
      <text:p text:style-name="P1"><text:soft-page-break/><text:tab/>if (k==1) {</text:p>
      <text:p text:style-name="Standard"><text:s text:c="6"/></text:p>
      <text:p text:style-name="Standard"><text:s text:c="6"/>while (i!=m &amp;&amp; j!=n) {</text:p>
      <text:p text:style-name="Standard"><text:s text:c="8"/>if (i!=I || j!=J || k!=K) {</text:p>
      <text:p text:style-name="Standard"><text:s text:c="7"/>i++;</text:p>
      <text:p text:style-name="Standard"><text:s text:c="7"/>j++;}</text:p>
      <text:p text:style-name="Standard"><text:s text:c="7"/>else </text:p>
      <text:p text:style-name="Standard"><text:s text:c="8"/>{</text:p>
      <text:p text:style-name="Standard"><text:s text:c="8"/>k=9;</text:p>
      <text:p text:style-name="Standard"><text:s text:c="8"/>break;}</text:p>
      <text:p text:style-name="Standard"><text:s text:c="6"/>}</text:p>
      <text:p text:style-name="Standard"><text:s text:c="6"/>if (i==m &amp;&amp; j==n) </text:p>
      <text:p text:style-name="Standard"><text:s text:c="6"/><text:tab/>k=7; <text:s text:c="3"/></text:p>
      <text:p text:style-name="Standard"><text:s text:c="8"/>else</text:p>
      <text:p text:style-name="Standard"><text:s text:c="9"/>if (i==m) </text:p>
      <text:p text:style-name="Standard"><text:s text:c="9"/><text:tab/>k=4;</text:p>
      <text:p text:style-name="Standard"><text:s text:c="9"/><text:tab/>else</text:p>
      <text:p text:style-name="Standard"><text:s text:c="12"/>if (j==n)</text:p>
      <text:p text:style-name="Standard"><text:s text:c="9"/><text:tab/>k=2;<text:tab/> <text:s text:c="14"/><text:tab/></text:p>
      <text:p text:style-name="Standard"><text:s text:c="6"/>} <text:s text:c="5"/></text:p>
      <text:p text:style-name="Standard"><text:s text:c="6"/>else </text:p>
      <text:p text:style-name="Standard"><text:s text:c="8"/>if (k==2) {</text:p>
      <text:p text:style-name="Standard"><text:s text:c="6"/>while (i!=m &amp;&amp; j!=0) {</text:p>
      <text:p text:style-name="Standard"><text:s text:c="8"/>if (i!=I || j!=J || k!=K) {</text:p>
      <text:p text:style-name="Standard"><text:s text:c="7"/>i++;</text:p>
      <text:p text:style-name="Standard"><text:s text:c="7"/>j-=1;}</text:p>
      <text:p text:style-name="Standard"><text:s text:c="7"/>else</text:p>
      <text:p text:style-name="Standard"><text:s text:c="7"/>{</text:p>
      <text:p text:style-name="Standard"><text:s text:c="8"/>k=9;</text:p>
      <text:p text:style-name="Standard"><text:s text:c="8"/>break;} <text:s text:c="6"/></text:p>
      <text:p text:style-name="Standard"><text:s text:c="6"/>}</text:p>
      <text:p text:style-name="Standard"><text:s text:c="6"/>if (i==m &amp;&amp; j==0) </text:p>
      <text:p text:style-name="Standard"><text:s text:c="6"/><text:tab/>k=7;</text:p>
      <text:p text:style-name="Standard"><text:s text:c="8"/></text:p>
      <text:p text:style-name="Standard"><text:s text:c="8"/>else</text:p>
      <text:p text:style-name="Standard"><text:s text:c="9"/>if (i==m) </text:p>
      <text:p text:style-name="Standard"><text:s text:c="9"/><text:tab/>k=3;</text:p>
      <text:p text:style-name="Standard"><text:s text:c="9"/><text:tab/>else</text:p>
      <text:p text:style-name="Standard"><text:s text:c="12"/>if (j==0)</text:p>
      <text:p text:style-name="Standard"><text:s text:c="9"/><text:tab/>k=1;<text:tab/> <text:s text:c="8"/><text:tab/></text:p>
      <text:p text:style-name="Standard"><text:s text:c="6"/>} <text:s text:c="5"/></text:p>
      <text:p text:style-name="Standard"><text:s text:c="6"/>else </text:p>
      <text:p text:style-name="Standard"><text:s text:c="6"/>if (k==3) {</text:p>
      <text:p text:style-name="Standard"><text:s text:c="6"/>while (i!=0 &amp;&amp; j!=0) {</text:p>
      <text:p text:style-name="Standard"><text:s text:c="8"/>if (i!=I || j!=J || k!=K) {</text:p>
      <text:p text:style-name="Standard"><text:s text:c="7"/>i-=1;</text:p>
      <text:p text:style-name="Standard"><text:s text:c="7"/>j-=1;}</text:p>
      <text:p text:style-name="Standard"><text:s text:c="8"/>else</text:p>
      <text:p text:style-name="Standard"><text:s text:c="10"/>{</text:p>
      <text:p text:style-name="Standard"><text:s text:c="8"/>k=9;</text:p>
      <text:p text:style-name="Standard"><text:s text:c="8"/>break;}</text:p>
      <text:p text:style-name="P1"><text:s text:c="6"/>}</text:p>
      <text:p text:style-name="P1"><text:soft-page-break/><text:s text:c="6"/>if (i==0 &amp;&amp; j==0) </text:p>
      <text:p text:style-name="Standard"><text:s text:c="6"/><text:tab/>k=7; <text:s text:c="3"/></text:p>
      <text:p text:style-name="Standard"><text:s text:c="8"/>else</text:p>
      <text:p text:style-name="Standard"><text:s text:c="9"/>if (i==0) </text:p>
      <text:p text:style-name="Standard"><text:s text:c="9"/><text:tab/>k=2;</text:p>
      <text:p text:style-name="Standard"><text:s text:c="9"/><text:tab/>else</text:p>
      <text:p text:style-name="Standard"><text:s text:c="12"/>if (j==0)</text:p>
      <text:p text:style-name="Standard"><text:s text:c="9"/><text:tab/>k=4;<text:tab/> <text:s text:c="19"/><text:tab/></text:p>
      <text:p text:style-name="Standard"><text:s text:c="6"/>}</text:p>
      <text:p text:style-name="Standard"><text:s text:c="6"/>else </text:p>
      <text:p text:style-name="Standard"><text:s text:c="9"/>if (k==4) {</text:p>
      <text:p text:style-name="Standard"><text:s text:c="6"/>while (i!=0 &amp;&amp; j!=n) {</text:p>
      <text:p text:style-name="Standard"><text:s text:c="8"/>if (i!=I || j!=J || k!=K) {</text:p>
      <text:p text:style-name="Standard"><text:s text:c="7"/>i-=1;</text:p>
      <text:p text:style-name="Standard"><text:s text:c="7"/>j++;}</text:p>
      <text:p text:style-name="Standard"><text:s text:c="7"/>else</text:p>
      <text:p text:style-name="Standard"><text:s text:c="10"/>{</text:p>
      <text:p text:style-name="Standard"><text:s text:c="8"/>k=9;</text:p>
      <text:p text:style-name="Standard"><text:s text:c="8"/>break;}</text:p>
      <text:p text:style-name="Standard"><text:s text:c="6"/>}</text:p>
      <text:p text:style-name="Standard"><text:s text:c="6"/>if (i==0 &amp;&amp; j==n) </text:p>
      <text:p text:style-name="Standard"><text:s text:c="6"/><text:tab/>k=7; <text:s text:c="6"/></text:p>
      <text:p text:style-name="Standard"><text:s text:c="8"/>else</text:p>
      <text:p text:style-name="Standard"><text:s text:c="9"/>if (i==0) </text:p>
      <text:p text:style-name="Standard"><text:s text:c="9"/><text:tab/>k=1;</text:p>
      <text:p text:style-name="Standard"><text:s text:c="9"/><text:tab/>else</text:p>
      <text:p text:style-name="Standard"><text:s text:c="12"/>if (j==n)</text:p>
      <text:p text:style-name="Standard"><text:s text:c="9"/><text:tab/>k=3;<text:tab/> <text:s text:c="15"/><text:tab/></text:p>
      <text:p text:style-name="Standard"><text:s text:c="7"/>} <text:s text:c="4"/><text:tab/></text:p>
      <text:p text:style-name="Standard"><text:s/><text:tab/>F++;</text:p>
      <text:p text:style-name="Standard"><text:s text:c="2"/>I=I1;</text:p>
      <text:p text:style-name="Standard"><text:s text:c="2"/>J=J1;</text:p>
      <text:p text:style-name="Standard"><text:s text:c="2"/>K=K1;</text:p>
      <text:p text:style-name="Standard"><text:s/>}</text:p>
      <text:p text:style-name="Standard"><text:s/>printf("Число ударов о стенку:%d\n", F-1);</text:p>
      <text:p text:style-name="Standard"/>
      <text:p text:style-name="Standard"><text:s/>if (k==7) {</text:p>
      <text:p text:style-name="Standard"><text:s/>if (i==0)</text:p>
      <text:p text:style-name="Standard"><text:s text:c="2"/>if (j==0)</text:p>
      <text:p text:style-name="Standard"><text:s text:c="4"/>printf("Первая Лунка\n");</text:p>
      <text:p text:style-name="Standard"><text:s text:c="3"/>else </text:p>
      <text:p text:style-name="Standard"><text:s text:c="4"/>printf("Четвёртая Лунка\n");</text:p>
      <text:p text:style-name="Standard"><text:s text:c="2"/>else</text:p>
      <text:p text:style-name="Standard"><text:s text:c="4"/>if (j==0)</text:p>
      <text:p text:style-name="Standard"><text:s text:c="6"/>printf("Вторая Лунка\n");</text:p>
      <text:p text:style-name="Standard"><text:s text:c="5"/>else</text:p>
      <text:p text:style-name="Standard"><text:s text:c="6"/>printf("Третья Лунка\n");}</text:p>
      <text:p text:style-name="Standard"><text:s text:c="2"/>else</text:p>
      <text:p text:style-name="Standard"><text:s text:c="3"/>printf("Цикл\n");</text:p>
      <text:p text:style-name="Standard"><text:tab/>return 0;</text:p>
      <text:p text:style-name="P1">}</text:p>
      <text:p text:style-name="P1"/>
      <text:p text:style-name="P1"><text:soft-page-break/>igor@igor-Aspire-A315-53G:~/Рабочий стол$ gcc AA2.c</text:p>
      <text:p text:style-name="Standard">igor@igor-Aspire-A315-53G:~/Рабочий стол$ ./a.out</text:p>
      <text:p text:style-name="Standard">Введите m=78</text:p>
      <text:p text:style-name="Standard">Введите n=67</text:p>
      <text:p text:style-name="Standard">Введите i=23</text:p>
      <text:p text:style-name="Standard">Введите j=45</text:p>
      <text:p text:style-name="Standard">Введите k=3</text:p>
      <text:p text:style-name="Standard">Число ударов о стенку:4</text:p>
      <text:p text:style-name="Standard">Первая Лунка</text:p>
      <text:p text:style-name="Standard">igor@igor-Aspire-A315-53G:~/Рабочий стол$ ./a.out</text:p>
      <text:p text:style-name="Standard">Введите m=4</text:p>
      <text:p text:style-name="Standard">Введите n=4</text:p>
      <text:p text:style-name="Standard">Введите i=2</text:p>
      <text:p text:style-name="Standard">Введите j=2</text:p>
      <text:p text:style-name="Standard">Введите k=3</text:p>
      <text:p text:style-name="Standard">Число ударов о стенку:0</text:p>
      <text:p text:style-name="Standard">Первая Лунка</text:p>
      <text:p text:style-name="Standard">igor@igor-Aspire-A315-53G:~/Рабочий стол$ ./a.out</text:p>
      <text:p text:style-name="Standard">Введите m=4</text:p>
      <text:p text:style-name="Standard">Введите n=4</text:p>
      <text:p text:style-name="Standard">Введите i=3</text:p>
      <text:p text:style-name="Standard">Введите j=1</text:p>
      <text:p text:style-name="Standard">Введите k=3</text:p>
      <text:p text:style-name="Standard">Число ударов о стенку:4</text:p>
      <text:p text:style-name="Standard">Цикл</text:p>
      <text:p text:style-name="Standard">igor@igor-Aspire-A315-53G:~/Рабочий стол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0:30:10.274189298</meta:creation-date>
    <dc:date>2019-11-10T21:12:28.885053915</dc:date>
    <meta:editing-duration>PT38S</meta:editing-duration>
    <meta:editing-cycles>1</meta:editing-cycles>
    <meta:document-statistic meta:table-count="0" meta:image-count="0" meta:object-count="0" meta:page-count="6" meta:paragraph-count="273" meta:word-count="747" meta:character-count="6170" meta:non-whitespace-character-count="4453"/>
    <meta:generator>LibreOffice/6.0.7.3$Linux_X86_64 LibreOffice_project/00m0$Build-3</meta:generator>
  </office:meta>
</office:document-meta>
</file>